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76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44cm" svg:y="1.451cm" svg:viewBox="0 0 1306 1255" draw:points="1306,1255 0,1255 0,0 1306,0">
          <text:p/>
        </draw:polygon>
        <draw:frame draw:style-name="gr2" draw:layer="layout" svg:width="1.444cm" svg:height="0.567cm" svg:x="1.419cm" svg:y="1cm">
          <draw:text-box>
            <text:p text:style-name="P1"><text:span text:style-name="T1">ВЫВОД </text:span></text:p>
          </draw:text-box>
        </draw:frame>
        <draw:frame draw:style-name="gr2" draw:layer="layout" svg:width="1.392cm" svg:height="0.567cm" svg:x="2.696cm" svg:y="1.779cm">
          <draw:text-box>
            <text:p text:style-name="P1"><text:span text:style-name="T1">РАБОТА </text:span></text:p>
          </draw:text-box>
        </draw:frame>
        <draw:frame draw:style-name="gr2" draw:layer="layout" svg:width="1.361cm" svg:height="0.567cm" svg:x="0.1cm" svg:y="1.779cm">
          <draw:text-box>
            <text:p text:style-name="P1"><text:span text:style-name="T1">СИГНАЛ </text:span></text:p>
          </draw:text-box>
        </draw:frame>
        <draw:polygon draw:style-name="gr3" draw:layer="layout" svg:width="1.087cm" svg:height="0.247cm" svg:x="1.575cm" svg:y="1.955cm" svg:viewBox="0 0 1088 248" draw:points="0,248 0,0 1088,0 1088,248">
          <text:p/>
        </draw:polygon>
        <draw:polygon draw:style-name="gr1" draw:layer="layout" svg:width="1.087cm" svg:height="0.247cm" svg:x="1.575cm" svg:y="1.955cm" svg:viewBox="0 0 1088 248" draw:points="0,248 0,0 1088,0 1088,248">
          <text:p/>
        </draw:polygon>
        <draw:polygon draw:style-name="gr4" draw:layer="layout" svg:width="0.459cm" svg:height="0.148cm" svg:x="2.119cm" svg:y="2.003cm" svg:viewBox="0 0 460 149" draw:points="460,74 0,149 0,0">
          <text:p/>
        </draw:polygon>
        <draw:polygon draw:style-name="gr5" draw:layer="layout" svg:width="0.459cm" svg:height="0.148cm" svg:x="2.119cm" svg:y="2.003cm" svg:viewBox="0 0 460 149" draw:points="460,74 0,149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8:48.390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8T21:08:58.468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8:48.328000000"/>
  </office:meta>
</office:document-meta>
</file>